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moving_child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de/photo/109297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/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y.org/785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19:24:02.665086432</dc:date>
    <dc:creator>Alarith Uhde</dc:creator>
    <meta:editing-duration>P3DT7H25M39S</meta:editing-duration>
    <meta:editing-cycles>368</meta:editing-cycles>
    <meta:generator>LibreOffice/6.1.5.2$Linux_X86_64 LibreOffice_project/10$Build-2</meta:generator>
    <meta:document-statistic meta:table-count="1" meta:cell-count="1616" meta:object-count="0"/>
  </office:meta>
</office:document-meta>
</file>